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a11" officeooo:paragraph-rsid="000f9a11"/>
    </style:style>
    <style:style style:name="P2" style:family="paragraph" style:parent-style-name="Text_20_body" style:list-style-name="L1">
      <style:text-properties officeooo:paragraph-rsid="000f9a1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35012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48081" style:font-size-asian="15pt" style:font-weight-asian="bold" style:font-size-complex="15pt" style:font-weight-complex="bold"/>
    </style:style>
    <style:style style:name="T4" style:family="text">
      <style:text-properties officeooo:rsid="0013501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2">LED Token </text:span><text:span text:style-name="T1">(LED) </text:span><text:span text:style-name="T2">smart contract audit report summary </text:span><text:span text:style-name="T3">of original smart contract on Pragma 0.5</text:span><text:span text:style-name="T4"><text:line-break/><text:line-break/></text:span>Here are some potential issues that a smart contract security audit might identify in the given code:</text:p>
      <text:list xml:id="list1158266176" text:style-name="L1">
        <text:list-item>
          <text:p text:style-name="P2">The code is based on an older version of Solidity (0.5.0), which may have known vulnerabilities that have been addressed in more recent versions of the language. It would be a good idea to upgrade to a newer version of Solidity if possible.</text:p>
        </text:list-item>
        <text:list-item>
          <text:p text:style-name="P2">The <text:span text:style-name="Source_20_Text">transfer</text:span> and <text:span text:style-name="Source_20_Text">transferFrom</text:span> functions do not include any checks to ensure that the <text:span text:style-name="Source_20_Text">to</text:span> and <text:span text:style-name="Source_20_Text">from</text:span> addresses are not the zero address (0x0). This could allow malicious actors to send tokens to the zero address, resulting in the loss of those tokens.</text:p>
        </text:list-item>
        <text:list-item>
          <text:p text:style-name="P2">The <text:span text:style-name="Source_20_Text">transferFrom</text:span> function does not check whether the <text:span text:style-name="Source_20_Text">from</text:span> address has sufficient balance or allowance before transferring tokens. This could allow a user to transfer more tokens than they actually own or have been approved to spend.</text:p>
        </text:list-item>
        <text:list-item>
          <text:p text:style-name="P2">The <text:span text:style-name="Source_20_Text">allowance</text:span> function does not check whether the <text:span text:style-name="Source_20_Text">spender</text:span> address is a contract or not. If the <text:span text:style-name="Source_20_Text">spender</text:span> address is a contract, it could potentially call the <text:span text:style-name="Source_20_Text">transferFrom</text:span> function with a <text:span text:style-name="Source_20_Text">from</text:span> address that is not the contract's own address, allowing the contract to transfer tokens it does not own.</text:p>
        </text:list-item>
      </text:list>
      <text:p text:style-name="P1">The <text:span text:style-name="Source_20_Text">transferFrom</text:span> function does not check whether the <text:span text:style-name="Source_20_Text">to</text:span> address is a contract or not. If the <text:span text:style-name="Source_20_Text">to</text:span> address is a contract, it could potentially have a fallback function that perfor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3:18:30.855962469</meta:creation-date>
    <dc:date>2023-01-12T13:20:17.642669713</dc:date>
    <meta:editing-duration>PT1M47S</meta:editing-duration>
    <meta:editing-cycles>1</meta:editing-cycles>
    <meta:document-statistic meta:table-count="0" meta:image-count="0" meta:object-count="0" meta:page-count="1" meta:paragraph-count="6" meta:word-count="240" meta:character-count="1396" meta:non-whitespace-character-count="1164"/>
    <meta:generator>LibreOffice/7.3.7.2$Linux_X86_64 LibreOffice_project/30$Build-2</meta:generator>
  </office:meta>
</office:document-meta>
</file>